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5cm" svg:x="5.617cm" svg:y="1.009cm">
            <draw:object draw:notify-on-update-of-ranges="Лист1.A1:Лист1.A1 Лист1.A2:Лист1.A101 Лист1.B1:Лист1.B1 Лист1.B2:Лист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.1333090699662" calcext:value-type="float">
            <text:p>20,1333090699662</text:p>
          </table:table-cell>
          <table:table-cell office:value-type="float" office:value="27.4811677473455" calcext:value-type="float">
            <text:p>27,4811677473455</text:p>
          </table:table-cell>
        </table:table-row>
        <table:table-row table:style-name="ro1">
          <table:table-cell office:value-type="float" office:value="10.2934944723725" calcext:value-type="float">
            <text:p>10,2934944723725</text:p>
          </table:table-cell>
          <table:table-cell office:value-type="float" office:value="-9.42402122804054" calcext:value-type="float">
            <text:p>-9,42402122804054</text:p>
          </table:table-cell>
        </table:table-row>
        <table:table-row table:style-name="ro1">
          <table:table-cell office:value-type="float" office:value="21.9378052361964" calcext:value-type="float">
            <text:p>21,9378052361964</text:p>
          </table:table-cell>
          <table:table-cell office:value-type="float" office:value="24.4066980130973" calcext:value-type="float">
            <text:p>24,4066980130973</text:p>
          </table:table-cell>
        </table:table-row>
        <table:table-row table:style-name="ro1">
          <table:table-cell office:value-type="float" office:value="25.2235073053454" calcext:value-type="float">
            <text:p>25,2235073053454</text:p>
          </table:table-cell>
          <table:table-cell office:value-type="float" office:value="24.1058962846172" calcext:value-type="float">
            <text:p>24,1058962846172</text:p>
          </table:table-cell>
        </table:table-row>
        <table:table-row table:style-name="ro1">
          <table:table-cell office:value-type="float" office:value="11.4138639391956" calcext:value-type="float">
            <text:p>11,4138639391956</text:p>
          </table:table-cell>
          <table:table-cell office:value-type="float" office:value="-10.1503354379038" calcext:value-type="float">
            <text:p>-10,1503354379038</text:p>
          </table:table-cell>
        </table:table-row>
        <table:table-row table:style-name="ro1">
          <table:table-cell office:value-type="float" office:value="10.1811133076629" calcext:value-type="float">
            <text:p>10,1811133076629</text:p>
          </table:table-cell>
          <table:table-cell office:value-type="float" office:value="-11.2488881110659" calcext:value-type="float">
            <text:p>-11,2488881110659</text:p>
          </table:table-cell>
        </table:table-row>
        <table:table-row table:style-name="ro1">
          <table:table-cell office:value-type="float" office:value="11.0184117373423" calcext:value-type="float">
            <text:p>11,0184117373423</text:p>
          </table:table-cell>
          <table:table-cell office:value-type="float" office:value="-12.0077303290493" calcext:value-type="float">
            <text:p>-12,0077303290493</text:p>
          </table:table-cell>
        </table:table-row>
        <table:table-row table:style-name="ro1">
          <table:table-cell office:value-type="float" office:value="9.69499847120519" calcext:value-type="float">
            <text:p>9,69499847120519</text:p>
          </table:table-cell>
          <table:table-cell office:value-type="float" office:value="-14.9757588124787" calcext:value-type="float">
            <text:p>-14,9757588124787</text:p>
          </table:table-cell>
        </table:table-row>
        <table:table-row table:style-name="ro1">
          <table:table-cell office:value-type="float" office:value="22.7522216811449" calcext:value-type="float">
            <text:p>22,7522216811449</text:p>
          </table:table-cell>
          <table:table-cell office:value-type="float" office:value="26.2275195740822" calcext:value-type="float">
            <text:p>26,2275195740822</text:p>
          </table:table-cell>
        </table:table-row>
        <table:table-row table:style-name="ro1">
          <table:table-cell office:value-type="float" office:value="21.2458106487554" calcext:value-type="float">
            <text:p>21,2458106487554</text:p>
          </table:table-cell>
          <table:table-cell office:value-type="float" office:value="23.9575480365097" calcext:value-type="float">
            <text:p>23,9575480365097</text:p>
          </table:table-cell>
        </table:table-row>
        <table:table-row table:style-name="ro1">
          <table:table-cell office:value-type="float" office:value="22.0393554492031" calcext:value-type="float">
            <text:p>22,0393554492031</text:p>
          </table:table-cell>
          <table:table-cell office:value-type="float" office:value="26.0399908258245" calcext:value-type="float">
            <text:p>26,0399908258245</text:p>
          </table:table-cell>
        </table:table-row>
        <table:table-row table:style-name="ro1">
          <table:table-cell office:value-type="float" office:value="11.8926755135142" calcext:value-type="float">
            <text:p>11,8926755135142</text:p>
          </table:table-cell>
          <table:table-cell office:value-type="float" office:value="-15.6044128099154" calcext:value-type="float">
            <text:p>-15,6044128099154</text:p>
          </table:table-cell>
        </table:table-row>
        <table:table-row table:style-name="ro1">
          <table:table-cell office:value-type="float" office:value="26.461357526817" calcext:value-type="float">
            <text:p>26,461357526817</text:p>
          </table:table-cell>
          <table:table-cell office:value-type="float" office:value="22.6335085430388" calcext:value-type="float">
            <text:p>22,6335085430388</text:p>
          </table:table-cell>
        </table:table-row>
        <table:table-row table:style-name="ro1">
          <table:table-cell office:value-type="float" office:value="7.32239735878707" calcext:value-type="float">
            <text:p>7,32239735878707</text:p>
          </table:table-cell>
          <table:table-cell office:value-type="float" office:value="-15.5443346459657" calcext:value-type="float">
            <text:p>-15,5443346459657</text:p>
          </table:table-cell>
        </table:table-row>
        <table:table-row table:style-name="ro1">
          <table:table-cell office:value-type="float" office:value="24.9033845458638" calcext:value-type="float">
            <text:p>24,9033845458638</text:p>
          </table:table-cell>
          <table:table-cell office:value-type="float" office:value="28.5928824718163" calcext:value-type="float">
            <text:p>28,5928824718163</text:p>
          </table:table-cell>
        </table:table-row>
        <table:table-row table:style-name="ro1">
          <table:table-cell office:value-type="float" office:value="9.97030031860349" calcext:value-type="float">
            <text:p>9,97030031860349</text:p>
          </table:table-cell>
          <table:table-cell office:value-type="float" office:value="-16.1929644512413" calcext:value-type="float">
            <text:p>-16,1929644512413</text:p>
          </table:table-cell>
        </table:table-row>
        <table:table-row table:style-name="ro1">
          <table:table-cell office:value-type="float" office:value="6.97303219190961" calcext:value-type="float">
            <text:p>6,97303219190961</text:p>
          </table:table-cell>
          <table:table-cell office:value-type="float" office:value="-10.6845801457848" calcext:value-type="float">
            <text:p>-10,6845801457848</text:p>
          </table:table-cell>
        </table:table-row>
        <table:table-row table:style-name="ro1">
          <table:table-cell office:value-type="float" office:value="27.6456899470332" calcext:value-type="float">
            <text:p>27,6456899470332</text:p>
          </table:table-cell>
          <table:table-cell office:value-type="float" office:value="27.9805468555963" calcext:value-type="float">
            <text:p>27,9805468555963</text:p>
          </table:table-cell>
        </table:table-row>
        <table:table-row table:style-name="ro1">
          <table:table-cell office:value-type="float" office:value="8.85049079014954" calcext:value-type="float">
            <text:p>8,85049079014954</text:p>
          </table:table-cell>
          <table:table-cell office:value-type="float" office:value="-8.7695100962815" calcext:value-type="float">
            <text:p>-8,7695100962815</text:p>
          </table:table-cell>
        </table:table-row>
        <table:table-row table:style-name="ro1">
          <table:table-cell office:value-type="float" office:value="22.3148889108555" calcext:value-type="float">
            <text:p>22,3148889108555</text:p>
          </table:table-cell>
          <table:table-cell office:value-type="float" office:value="24.0043298879646" calcext:value-type="float">
            <text:p>24,0043298879646</text:p>
          </table:table-cell>
        </table:table-row>
        <table:table-row table:style-name="ro1">
          <table:table-cell office:value-type="float" office:value="25.0870942398027" calcext:value-type="float">
            <text:p>25,0870942398027</text:p>
          </table:table-cell>
          <table:table-cell office:value-type="float" office:value="27.1962689024453" calcext:value-type="float">
            <text:p>27,1962689024453</text:p>
          </table:table-cell>
        </table:table-row>
        <table:table-row table:style-name="ro1">
          <table:table-cell office:value-type="float" office:value="8.17025945158017" calcext:value-type="float">
            <text:p>8,17025945158017</text:p>
          </table:table-cell>
          <table:table-cell office:value-type="float" office:value="-15.7469791205614" calcext:value-type="float">
            <text:p>-15,7469791205614</text:p>
          </table:table-cell>
        </table:table-row>
        <table:table-row table:style-name="ro1">
          <table:table-cell office:value-type="float" office:value="24.8101106298049" calcext:value-type="float">
            <text:p>24,8101106298049</text:p>
          </table:table-cell>
          <table:table-cell office:value-type="float" office:value="26.9589243885449" calcext:value-type="float">
            <text:p>26,9589243885449</text:p>
          </table:table-cell>
        </table:table-row>
        <table:table-row table:style-name="ro1">
          <table:table-cell office:value-type="float" office:value="23.1207051973175" calcext:value-type="float">
            <text:p>23,1207051973175</text:p>
          </table:table-cell>
          <table:table-cell office:value-type="float" office:value="28.5044404428485" calcext:value-type="float">
            <text:p>28,5044404428485</text:p>
          </table:table-cell>
        </table:table-row>
        <table:table-row table:style-name="ro1">
          <table:table-cell office:value-type="float" office:value="7.8723273059505" calcext:value-type="float">
            <text:p>7,8723273059505</text:p>
          </table:table-cell>
          <table:table-cell office:value-type="float" office:value="-8.94188015016013" calcext:value-type="float">
            <text:p>-8,94188015016013</text:p>
          </table:table-cell>
        </table:table-row>
        <table:table-row table:style-name="ro1">
          <table:table-cell office:value-type="float" office:value="21.1991137962279" calcext:value-type="float">
            <text:p>21,1991137962279</text:p>
          </table:table-cell>
          <table:table-cell office:value-type="float" office:value="25.7342113610391" calcext:value-type="float">
            <text:p>25,7342113610391</text:p>
          </table:table-cell>
        </table:table-row>
        <table:table-row table:style-name="ro1">
          <table:table-cell office:value-type="float" office:value="24.8766021077954" calcext:value-type="float">
            <text:p>24,8766021077954</text:p>
          </table:table-cell>
          <table:table-cell office:value-type="float" office:value="23.5345653069374" calcext:value-type="float">
            <text:p>23,5345653069374</text:p>
          </table:table-cell>
        </table:table-row>
        <table:table-row table:style-name="ro1">
          <table:table-cell office:value-type="float" office:value="24.7883434440838" calcext:value-type="float">
            <text:p>24,7883434440838</text:p>
          </table:table-cell>
          <table:table-cell office:value-type="float" office:value="22.0540915228774" calcext:value-type="float">
            <text:p>22,0540915228774</text:p>
          </table:table-cell>
        </table:table-row>
        <table:table-row table:style-name="ro1">
          <table:table-cell office:value-type="float" office:value="8.78111790591314" calcext:value-type="float">
            <text:p>8,78111790591314</text:p>
          </table:table-cell>
          <table:table-cell office:value-type="float" office:value="-9.80397330743618" calcext:value-type="float">
            <text:p>-9,80397330743618</text:p>
          </table:table-cell>
        </table:table-row>
        <table:table-row table:style-name="ro1">
          <table:table-cell office:value-type="float" office:value="10.5156822539458" calcext:value-type="float">
            <text:p>10,5156822539458</text:p>
          </table:table-cell>
          <table:table-cell office:value-type="float" office:value="-11.8892320845618" calcext:value-type="float">
            <text:p>-11,8892320845618</text:p>
          </table:table-cell>
        </table:table-row>
        <table:table-row table:style-name="ro1">
          <table:table-cell office:value-type="float" office:value="7.18606729614308" calcext:value-type="float">
            <text:p>7,18606729614308</text:p>
          </table:table-cell>
          <table:table-cell office:value-type="float" office:value="-15.5150599166117" calcext:value-type="float">
            <text:p>-15,5150599166117</text:p>
          </table:table-cell>
        </table:table-row>
        <table:table-row table:style-name="ro1">
          <table:table-cell office:value-type="float" office:value="12.4973186034812" calcext:value-type="float">
            <text:p>12,4973186034812</text:p>
          </table:table-cell>
          <table:table-cell office:value-type="float" office:value="-8.73223427108422" calcext:value-type="float">
            <text:p>-8,73223427108422</text:p>
          </table:table-cell>
        </table:table-row>
        <table:table-row table:style-name="ro1">
          <table:table-cell office:value-type="float" office:value="12.4320948822115" calcext:value-type="float">
            <text:p>12,4320948822115</text:p>
          </table:table-cell>
          <table:table-cell office:value-type="float" office:value="-13.9704860629009" calcext:value-type="float">
            <text:p>-13,9704860629009</text:p>
          </table:table-cell>
        </table:table-row>
        <table:table-row table:style-name="ro1">
          <table:table-cell office:value-type="float" office:value="10.6777894928725" calcext:value-type="float">
            <text:p>10,6777894928725</text:p>
          </table:table-cell>
          <table:table-cell office:value-type="float" office:value="-11.9235175227675" calcext:value-type="float">
            <text:p>-11,9235175227675</text:p>
          </table:table-cell>
        </table:table-row>
        <table:table-row table:style-name="ro1">
          <table:table-cell office:value-type="float" office:value="23.6333058656423" calcext:value-type="float">
            <text:p>23,6333058656423</text:p>
          </table:table-cell>
          <table:table-cell office:value-type="float" office:value="24.5034611427032" calcext:value-type="float">
            <text:p>24,5034611427032</text:p>
          </table:table-cell>
        </table:table-row>
        <table:table-row table:style-name="ro1">
          <table:table-cell office:value-type="float" office:value="8.5010135539485" calcext:value-type="float">
            <text:p>8,5010135539485</text:p>
          </table:table-cell>
          <table:table-cell office:value-type="float" office:value="-10.3745234058464" calcext:value-type="float">
            <text:p>-10,3745234058464</text:p>
          </table:table-cell>
        </table:table-row>
        <table:table-row table:style-name="ro1">
          <table:table-cell office:value-type="float" office:value="26.8478832096905" calcext:value-type="float">
            <text:p>26,8478832096905</text:p>
          </table:table-cell>
          <table:table-cell office:value-type="float" office:value="24.8535567010183" calcext:value-type="float">
            <text:p>24,8535567010183</text:p>
          </table:table-cell>
        </table:table-row>
        <table:table-row table:style-name="ro1">
          <table:table-cell office:value-type="float" office:value="5.6022370143471" calcext:value-type="float">
            <text:p>5,6022370143471</text:p>
          </table:table-cell>
          <table:table-cell office:value-type="float" office:value="-10.168936011479" calcext:value-type="float">
            <text:p>-10,168936011479</text:p>
          </table:table-cell>
        </table:table-row>
        <table:table-row table:style-name="ro1">
          <table:table-cell office:value-type="float" office:value="10.2449751841466" calcext:value-type="float">
            <text:p>10,2449751841466</text:p>
          </table:table-cell>
          <table:table-cell office:value-type="float" office:value="-10.6099103122698" calcext:value-type="float">
            <text:p>-10,6099103122698</text:p>
          </table:table-cell>
        </table:table-row>
        <table:table-row table:style-name="ro1">
          <table:table-cell office:value-type="float" office:value="23.6994951751397" calcext:value-type="float">
            <text:p>23,6994951751397</text:p>
          </table:table-cell>
          <table:table-cell office:value-type="float" office:value="20.9048897742156" calcext:value-type="float">
            <text:p>20,9048897742156</text:p>
          </table:table-cell>
        </table:table-row>
        <table:table-row table:style-name="ro1">
          <table:table-cell office:value-type="float" office:value="24.294514109063" calcext:value-type="float">
            <text:p>24,294514109063</text:p>
          </table:table-cell>
          <table:table-cell office:value-type="float" office:value="25.9241460300318" calcext:value-type="float">
            <text:p>25,9241460300318</text:p>
          </table:table-cell>
        </table:table-row>
        <table:table-row table:style-name="ro1">
          <table:table-cell office:value-type="float" office:value="9.30358248198355" calcext:value-type="float">
            <text:p>9,30358248198355</text:p>
          </table:table-cell>
          <table:table-cell office:value-type="float" office:value="-11.3154468887975" calcext:value-type="float">
            <text:p>-11,3154468887975</text:p>
          </table:table-cell>
        </table:table-row>
        <table:table-row table:style-name="ro1">
          <table:table-cell office:value-type="float" office:value="23.4036749754746" calcext:value-type="float">
            <text:p>23,4036749754746</text:p>
          </table:table-cell>
          <table:table-cell office:value-type="float" office:value="28.634403250382" calcext:value-type="float">
            <text:p>28,634403250382</text:p>
          </table:table-cell>
        </table:table-row>
        <table:table-row table:style-name="ro1">
          <table:table-cell office:value-type="float" office:value="10.8934744209153" calcext:value-type="float">
            <text:p>10,8934744209153</text:p>
          </table:table-cell>
          <table:table-cell office:value-type="float" office:value="-9.41413235222221" calcext:value-type="float">
            <text:p>-9,41413235222221</text:p>
          </table:table-cell>
        </table:table-row>
        <table:table-row table:style-name="ro1">
          <table:table-cell office:value-type="float" office:value="12.371360981049" calcext:value-type="float">
            <text:p>12,371360981049</text:p>
          </table:table-cell>
          <table:table-cell office:value-type="float" office:value="-9.29543200553571" calcext:value-type="float">
            <text:p>-9,29543200553571</text:p>
          </table:table-cell>
        </table:table-row>
        <table:table-row table:style-name="ro1">
          <table:table-cell office:value-type="float" office:value="12.2948699025564" calcext:value-type="float">
            <text:p>12,2948699025564</text:p>
          </table:table-cell>
          <table:table-cell office:value-type="float" office:value="-14.1155782081105" calcext:value-type="float">
            <text:p>-14,1155782081105</text:p>
          </table:table-cell>
        </table:table-row>
        <table:table-row table:style-name="ro1">
          <table:table-cell office:value-type="float" office:value="8.66568656886252" calcext:value-type="float">
            <text:p>8,66568656886252</text:p>
          </table:table-cell>
          <table:table-cell office:value-type="float" office:value="-8.9095346512001" calcext:value-type="float">
            <text:p>-8,9095346512001</text:p>
          </table:table-cell>
        </table:table-row>
        <table:table-row table:style-name="ro1">
          <table:table-cell office:value-type="float" office:value="23.9116589786589" calcext:value-type="float">
            <text:p>23,9116589786589</text:p>
          </table:table-cell>
          <table:table-cell office:value-type="float" office:value="24.0623896452821" calcext:value-type="float">
            <text:p>24,0623896452821</text:p>
          </table:table-cell>
        </table:table-row>
        <table:table-row table:style-name="ro1">
          <table:table-cell office:value-type="float" office:value="6.36505840725806" calcext:value-type="float">
            <text:p>6,36505840725806</text:p>
          </table:table-cell>
          <table:table-cell office:value-type="float" office:value="-9.55484001086263" calcext:value-type="float">
            <text:p>-9,55484001086263</text:p>
          </table:table-cell>
        </table:table-row>
        <table:table-row table:style-name="ro1">
          <table:table-cell office:value-type="float" office:value="24.4677057817864" calcext:value-type="float">
            <text:p>24,4677057817864</text:p>
          </table:table-cell>
          <table:table-cell office:value-type="float" office:value="21.3350589844243" calcext:value-type="float">
            <text:p>21,3350589844243</text:p>
          </table:table-cell>
        </table:table-row>
        <table:table-row table:style-name="ro1">
          <table:table-cell office:value-type="float" office:value="10.9156582097329" calcext:value-type="float">
            <text:p>10,9156582097329</text:p>
          </table:table-cell>
          <table:table-cell office:value-type="float" office:value="-12.1280709899518" calcext:value-type="float">
            <text:p>-12,1280709899518</text:p>
          </table:table-cell>
        </table:table-row>
        <table:table-row table:style-name="ro1">
          <table:table-cell office:value-type="float" office:value="24.7677520086155" calcext:value-type="float">
            <text:p>24,7677520086155</text:p>
          </table:table-cell>
          <table:table-cell office:value-type="float" office:value="27.3602614675213" calcext:value-type="float">
            <text:p>27,3602614675213</text:p>
          </table:table-cell>
        </table:table-row>
        <table:table-row table:style-name="ro1">
          <table:table-cell office:value-type="float" office:value="12.0533652701312" calcext:value-type="float">
            <text:p>12,0533652701312</text:p>
          </table:table-cell>
          <table:table-cell office:value-type="float" office:value="-12.45983869545" calcext:value-type="float">
            <text:p>-12,45983869545</text:p>
          </table:table-cell>
        </table:table-row>
        <table:table-row table:style-name="ro1">
          <table:table-cell office:value-type="float" office:value="12.8563409527083" calcext:value-type="float">
            <text:p>12,8563409527083</text:p>
          </table:table-cell>
          <table:table-cell office:value-type="float" office:value="-11.2738048304801" calcext:value-type="float">
            <text:p>-11,2738048304801</text:p>
          </table:table-cell>
        </table:table-row>
        <table:table-row table:style-name="ro1">
          <table:table-cell office:value-type="float" office:value="10.528646706287" calcext:value-type="float">
            <text:p>10,528646706287</text:p>
          </table:table-cell>
          <table:table-cell office:value-type="float" office:value="-10.4435366317266" calcext:value-type="float">
            <text:p>-10,4435366317266</text:p>
          </table:table-cell>
        </table:table-row>
        <table:table-row table:style-name="ro1">
          <table:table-cell office:value-type="float" office:value="10.4466683689011" calcext:value-type="float">
            <text:p>10,4466683689011</text:p>
          </table:table-cell>
          <table:table-cell office:value-type="float" office:value="-13.0586941063444" calcext:value-type="float">
            <text:p>-13,0586941063444</text:p>
          </table:table-cell>
        </table:table-row>
        <table:table-row table:style-name="ro1">
          <table:table-cell office:value-type="float" office:value="25.5319672638867" calcext:value-type="float">
            <text:p>25,5319672638867</text:p>
          </table:table-cell>
          <table:table-cell office:value-type="float" office:value="27.2430325980255" calcext:value-type="float">
            <text:p>27,2430325980255</text:p>
          </table:table-cell>
        </table:table-row>
        <table:table-row table:style-name="ro1">
          <table:table-cell office:value-type="float" office:value="27.9216422835604" calcext:value-type="float">
            <text:p>27,9216422835604</text:p>
          </table:table-cell>
          <table:table-cell office:value-type="float" office:value="22.2952150889316" calcext:value-type="float">
            <text:p>22,2952150889316</text:p>
          </table:table-cell>
        </table:table-row>
        <table:table-row table:style-name="ro1">
          <table:table-cell office:value-type="float" office:value="24.7814157006864" calcext:value-type="float">
            <text:p>24,7814157006864</text:p>
          </table:table-cell>
          <table:table-cell office:value-type="float" office:value="28.7029220653142" calcext:value-type="float">
            <text:p>28,7029220653142</text:p>
          </table:table-cell>
        </table:table-row>
        <table:table-row table:style-name="ro1">
          <table:table-cell office:value-type="float" office:value="11.0598531312828" calcext:value-type="float">
            <text:p>11,0598531312828</text:p>
          </table:table-cell>
          <table:table-cell office:value-type="float" office:value="-15.413946025382" calcext:value-type="float">
            <text:p>-15,413946025382</text:p>
          </table:table-cell>
        </table:table-row>
        <table:table-row table:style-name="ro1">
          <table:table-cell office:value-type="float" office:value="22.7709123223323" calcext:value-type="float">
            <text:p>22,7709123223323</text:p>
          </table:table-cell>
          <table:table-cell office:value-type="float" office:value="26.5003077889171" calcext:value-type="float">
            <text:p>26,5003077889171</text:p>
          </table:table-cell>
        </table:table-row>
        <table:table-row table:style-name="ro1">
          <table:table-cell office:value-type="float" office:value="26.0715166358602" calcext:value-type="float">
            <text:p>26,0715166358602</text:p>
          </table:table-cell>
          <table:table-cell office:value-type="float" office:value="20.9316591445035" calcext:value-type="float">
            <text:p>20,9316591445035</text:p>
          </table:table-cell>
        </table:table-row>
        <table:table-row table:style-name="ro1">
          <table:table-cell office:value-type="float" office:value="6.54124845483476" calcext:value-type="float">
            <text:p>6,54124845483476</text:p>
          </table:table-cell>
          <table:table-cell office:value-type="float" office:value="-11.11456298786" calcext:value-type="float">
            <text:p>-11,11456298786</text:p>
          </table:table-cell>
        </table:table-row>
        <table:table-row table:style-name="ro1">
          <table:table-cell office:value-type="float" office:value="8.92697399581281" calcext:value-type="float">
            <text:p>8,92697399581281</text:p>
          </table:table-cell>
          <table:table-cell office:value-type="float" office:value="-8.80277772309266" calcext:value-type="float">
            <text:p>-8,80277772309266</text:p>
          </table:table-cell>
        </table:table-row>
        <table:table-row table:style-name="ro1">
          <table:table-cell office:value-type="float" office:value="6.25862027354205" calcext:value-type="float">
            <text:p>6,25862027354205</text:p>
          </table:table-cell>
          <table:table-cell office:value-type="float" office:value="-14.1805342431919" calcext:value-type="float">
            <text:p>-14,1805342431919</text:p>
          </table:table-cell>
        </table:table-row>
        <table:table-row table:style-name="ro1">
          <table:table-cell office:value-type="float" office:value="23.286120396302" calcext:value-type="float">
            <text:p>23,286120396302</text:p>
          </table:table-cell>
          <table:table-cell office:value-type="float" office:value="21.1630398922171" calcext:value-type="float">
            <text:p>21,1630398922171</text:p>
          </table:table-cell>
        </table:table-row>
        <table:table-row table:style-name="ro1">
          <table:table-cell office:value-type="float" office:value="21.3120329160547" calcext:value-type="float">
            <text:p>21,3120329160547</text:p>
          </table:table-cell>
          <table:table-cell office:value-type="float" office:value="28.5563057945062" calcext:value-type="float">
            <text:p>28,5563057945062</text:p>
          </table:table-cell>
        </table:table-row>
        <table:table-row table:style-name="ro1">
          <table:table-cell office:value-type="float" office:value="26.7744853923559" calcext:value-type="float">
            <text:p>26,7744853923559</text:p>
          </table:table-cell>
          <table:table-cell office:value-type="float" office:value="26.0780474790987" calcext:value-type="float">
            <text:p>26,0780474790987</text:p>
          </table:table-cell>
        </table:table-row>
        <table:table-row table:style-name="ro1">
          <table:table-cell office:value-type="float" office:value="25.2812746871263" calcext:value-type="float">
            <text:p>25,2812746871263</text:p>
          </table:table-cell>
          <table:table-cell office:value-type="float" office:value="22.4298794900649" calcext:value-type="float">
            <text:p>22,4298794900649</text:p>
          </table:table-cell>
        </table:table-row>
        <table:table-row table:style-name="ro1">
          <table:table-cell office:value-type="float" office:value="22.7222303631692" calcext:value-type="float">
            <text:p>22,7222303631692</text:p>
          </table:table-cell>
          <table:table-cell office:value-type="float" office:value="28.2084754373775" calcext:value-type="float">
            <text:p>28,2084754373775</text:p>
          </table:table-cell>
        </table:table-row>
        <table:table-row table:style-name="ro1">
          <table:table-cell office:value-type="float" office:value="21.6536696433728" calcext:value-type="float">
            <text:p>21,6536696433728</text:p>
          </table:table-cell>
          <table:table-cell office:value-type="float" office:value="27.9974943422008" calcext:value-type="float">
            <text:p>27,9974943422008</text:p>
          </table:table-cell>
        </table:table-row>
        <table:table-row table:style-name="ro1">
          <table:table-cell office:value-type="float" office:value="9.36439340766438" calcext:value-type="float">
            <text:p>9,36439340766438</text:p>
          </table:table-cell>
          <table:table-cell office:value-type="float" office:value="-13.3217893308436" calcext:value-type="float">
            <text:p>-13,3217893308436</text:p>
          </table:table-cell>
        </table:table-row>
        <table:table-row table:style-name="ro1">
          <table:table-cell office:value-type="float" office:value="5.60956374458131" calcext:value-type="float">
            <text:p>5,60956374458131</text:p>
          </table:table-cell>
          <table:table-cell office:value-type="float" office:value="-14.5163140297196" calcext:value-type="float">
            <text:p>-14,5163140297196</text:p>
          </table:table-cell>
        </table:table-row>
        <table:table-row table:style-name="ro1">
          <table:table-cell office:value-type="float" office:value="6.79358959735903" calcext:value-type="float">
            <text:p>6,79358959735903</text:p>
          </table:table-cell>
          <table:table-cell office:value-type="float" office:value="-11.1035290368107" calcext:value-type="float">
            <text:p>-11,1035290368107</text:p>
          </table:table-cell>
        </table:table-row>
        <table:table-row table:style-name="ro1">
          <table:table-cell office:value-type="float" office:value="25.7178528500353" calcext:value-type="float">
            <text:p>25,7178528500353</text:p>
          </table:table-cell>
          <table:table-cell office:value-type="float" office:value="25.8632333927279" calcext:value-type="float">
            <text:p>25,8632333927279</text:p>
          </table:table-cell>
        </table:table-row>
        <table:table-row table:style-name="ro1">
          <table:table-cell office:value-type="float" office:value="10.2748776192795" calcext:value-type="float">
            <text:p>10,2748776192795</text:p>
          </table:table-cell>
          <table:table-cell office:value-type="float" office:value="-13.7132076040482" calcext:value-type="float">
            <text:p>-13,7132076040482</text:p>
          </table:table-cell>
        </table:table-row>
        <table:table-row table:style-name="ro1">
          <table:table-cell office:value-type="float" office:value="26.1158195121785" calcext:value-type="float">
            <text:p>26,1158195121785</text:p>
          </table:table-cell>
          <table:table-cell office:value-type="float" office:value="21.013468054223" calcext:value-type="float">
            <text:p>21,013468054223</text:p>
          </table:table-cell>
        </table:table-row>
        <table:table-row table:style-name="ro1">
          <table:table-cell office:value-type="float" office:value="26.8478239012161" calcext:value-type="float">
            <text:p>26,8478239012161</text:p>
          </table:table-cell>
          <table:table-cell office:value-type="float" office:value="26.7029569294782" calcext:value-type="float">
            <text:p>26,7029569294782</text:p>
          </table:table-cell>
        </table:table-row>
        <table:table-row table:style-name="ro1">
          <table:table-cell office:value-type="float" office:value="22.6935455109097" calcext:value-type="float">
            <text:p>22,6935455109097</text:p>
          </table:table-cell>
          <table:table-cell office:value-type="float" office:value="26.1866304341601" calcext:value-type="float">
            <text:p>26,1866304341601</text:p>
          </table:table-cell>
        </table:table-row>
        <table:table-row table:style-name="ro1">
          <table:table-cell office:value-type="float" office:value="27.8970945642055" calcext:value-type="float">
            <text:p>27,8970945642055</text:p>
          </table:table-cell>
          <table:table-cell office:value-type="float" office:value="24.6853877123149" calcext:value-type="float">
            <text:p>24,6853877123149</text:p>
          </table:table-cell>
        </table:table-row>
        <table:table-row table:style-name="ro1">
          <table:table-cell office:value-type="float" office:value="6.36761278585918" calcext:value-type="float">
            <text:p>6,36761278585918</text:p>
          </table:table-cell>
          <table:table-cell office:value-type="float" office:value="-15.3432319628432" calcext:value-type="float">
            <text:p>-15,3432319628432</text:p>
          </table:table-cell>
        </table:table-row>
        <table:table-row table:style-name="ro1">
          <table:table-cell office:value-type="float" office:value="9.02059198402324" calcext:value-type="float">
            <text:p>9,02059198402324</text:p>
          </table:table-cell>
          <table:table-cell office:value-type="float" office:value="-16.7887352693897" calcext:value-type="float">
            <text:p>-16,7887352693897</text:p>
          </table:table-cell>
        </table:table-row>
        <table:table-row table:style-name="ro1">
          <table:table-cell office:value-type="float" office:value="4.80103487755766" calcext:value-type="float">
            <text:p>4,80103487755766</text:p>
          </table:table-cell>
          <table:table-cell office:value-type="float" office:value="-14.9868073721677" calcext:value-type="float">
            <text:p>-14,9868073721677</text:p>
          </table:table-cell>
        </table:table-row>
        <table:table-row table:style-name="ro1">
          <table:table-cell office:value-type="float" office:value="6.53507612843703" calcext:value-type="float">
            <text:p>6,53507612843703</text:p>
          </table:table-cell>
          <table:table-cell office:value-type="float" office:value="-8.07375726009805" calcext:value-type="float">
            <text:p>-8,07375726009805</text:p>
          </table:table-cell>
        </table:table-row>
        <table:table-row table:style-name="ro1">
          <table:table-cell office:value-type="float" office:value="23.8082777854934" calcext:value-type="float">
            <text:p>23,8082777854934</text:p>
          </table:table-cell>
          <table:table-cell office:value-type="float" office:value="28.857479723967" calcext:value-type="float">
            <text:p>28,857479723967</text:p>
          </table:table-cell>
        </table:table-row>
        <table:table-row table:style-name="ro1">
          <table:table-cell office:value-type="float" office:value="19.0515781071425" calcext:value-type="float">
            <text:p>19,0515781071425</text:p>
          </table:table-cell>
          <table:table-cell office:value-type="float" office:value="22.8681766264803" calcext:value-type="float">
            <text:p>22,8681766264803</text:p>
          </table:table-cell>
        </table:table-row>
        <table:table-row table:style-name="ro1">
          <table:table-cell office:value-type="float" office:value="19.902912126685" calcext:value-type="float">
            <text:p>19,902912126685</text:p>
          </table:table-cell>
          <table:table-cell office:value-type="float" office:value="24.6228367444021" calcext:value-type="float">
            <text:p>24,6228367444021</text:p>
          </table:table-cell>
        </table:table-row>
        <table:table-row table:style-name="ro1">
          <table:table-cell office:value-type="float" office:value="28.6645533457009" calcext:value-type="float">
            <text:p>28,6645533457009</text:p>
          </table:table-cell>
          <table:table-cell office:value-type="float" office:value="23.1523997226292" calcext:value-type="float">
            <text:p>23,1523997226292</text:p>
          </table:table-cell>
        </table:table-row>
        <table:table-row table:style-name="ro1">
          <table:table-cell office:value-type="float" office:value="28.8963949317078" calcext:value-type="float">
            <text:p>28,8963949317078</text:p>
          </table:table-cell>
          <table:table-cell office:value-type="float" office:value="26.0578188224396" calcext:value-type="float">
            <text:p>26,0578188224396</text:p>
          </table:table-cell>
        </table:table-row>
        <table:table-row table:style-name="ro1">
          <table:table-cell office:value-type="float" office:value="25.1949489417345" calcext:value-type="float">
            <text:p>25,1949489417345</text:p>
          </table:table-cell>
          <table:table-cell office:value-type="float" office:value="20.0592977114541" calcext:value-type="float">
            <text:p>20,0592977114541</text:p>
          </table:table-cell>
        </table:table-row>
        <table:table-row table:style-name="ro1">
          <table:table-cell office:value-type="float" office:value="28.2653485045116" calcext:value-type="float">
            <text:p>28,2653485045116</text:p>
          </table:table-cell>
          <table:table-cell office:value-type="float" office:value="25.0636437341445" calcext:value-type="float">
            <text:p>25,0636437341445</text:p>
          </table:table-cell>
        </table:table-row>
        <table:table-row table:style-name="ro1">
          <table:table-cell office:value-type="float" office:value="14.3357082607573" calcext:value-type="float">
            <text:p>14,3357082607573</text:p>
          </table:table-cell>
          <table:table-cell office:value-type="float" office:value="-8.5705786928318" calcext:value-type="float">
            <text:p>-8,5705786928318</text:p>
          </table:table-cell>
        </table:table-row>
        <table:table-row table:style-name="ro1">
          <table:table-cell office:value-type="float" office:value="13.5249987062195" calcext:value-type="float">
            <text:p>13,5249987062195</text:p>
          </table:table-cell>
          <table:table-cell office:value-type="float" office:value="-16.8301864002028" calcext:value-type="float">
            <text:p>-16,8301864002028</text:p>
          </table:table-cell>
        </table:table-row>
        <table:table-row table:style-name="ro1">
          <table:table-cell office:value-type="float" office:value="28.3547630073068" calcext:value-type="float">
            <text:p>28,3547630073068</text:p>
          </table:table-cell>
          <table:table-cell office:value-type="float" office:value="25.0286504832167" calcext:value-type="float">
            <text:p>25,0286504832167</text:p>
          </table:table-cell>
        </table:table-row>
        <table:table-row table:style-name="ro1">
          <table:table-cell office:value-type="float" office:value="20.0253651217068" calcext:value-type="float">
            <text:p>20,0253651217068</text:p>
          </table:table-cell>
          <table:table-cell office:value-type="float" office:value="25.3135799436963" calcext:value-type="float">
            <text:p>25,3135799436963</text:p>
          </table:table-cell>
        </table:table-row>
        <table:table-row table:style-name="ro1">
          <table:table-cell office:value-type="float" office:value="20.3066403231715" calcext:value-type="float">
            <text:p>20,3066403231715</text:p>
          </table:table-cell>
          <table:table-cell office:value-type="float" office:value="22.5045563451615" calcext:value-type="float">
            <text:p>22,5045563451615</text:p>
          </table:table-cell>
        </table:table-row>
        <table:table-row table:style-name="ro1">
          <table:table-cell office:value-type="float" office:value="4.6214319469478" calcext:value-type="float">
            <text:p>4,6214319469478</text:p>
          </table:table-cell>
          <table:table-cell office:value-type="float" office:value="-7.85655433704204" calcext:value-type="float">
            <text:p>-7,85655433704204</text:p>
          </table:table-cell>
        </table:table-row>
        <table:table-row table:style-name="ro1">
          <table:table-cell office:value-type="float" office:value="28.0167561872021" calcext:value-type="float">
            <text:p>28,0167561872021</text:p>
          </table:table-cell>
          <table:table-cell office:value-type="float" office:value="20.4717797353388" calcext:value-type="float">
            <text:p>20,4717797353388</text:p>
          </table:table-cell>
        </table:table-row>
        <table:table-row table:style-name="ro1">
          <table:table-cell office:value-type="float" office:value="27.6451992578443" calcext:value-type="float">
            <text:p>27,6451992578443</text:p>
          </table:table-cell>
          <table:table-cell office:value-type="float" office:value="21.0963832804933" calcext:value-type="float">
            <text:p>21,0963832804933</text:p>
          </table:table-cell>
        </table:table-row>
        <table:table-row table:style-name="ro1">
          <table:table-cell office:value-type="float" office:value="13.6189594087541" calcext:value-type="float">
            <text:p>13,6189594087541</text:p>
          </table:table-cell>
          <table:table-cell office:value-type="float" office:value="-15.705667785421" calcext:value-type="float">
            <text:p>-15,705667785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4:12:32.596498271</meta:creation-date>
    <dc:date>2025-11-25T20:04:08.062077509</dc:date>
    <meta:editing-duration>PT5H41M17S</meta:editing-duration>
    <meta:editing-cycles>1</meta:editing-cycles>
    <meta:document-statistic meta:table-count="1" meta:cell-count="202" meta:object-count="1"/>
    <meta:generator>LibreOffice/25.8.3.2$Linux_X86_64 LibreOffice_project/5ee70f9e60a556cf41458d71cbfa54885591385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5.014cm" svg:y="4.204cm" style:legend-expansion="high" chart:style-name="ch2"/>
        <chart:plot-area chart:style-name="ch3" svg:x="0.319cm" svg:y="0.18cm" svg:width="14.376cm" svg:height="8.646cm">
          <chart:coordinate-region svg:x="1.067cm" svg:y="0.379cm" svg:width="13.435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01" chart:label-cell-address="Лист1.B1:Лист1.B1" chart:class="chart:scatter">
            <chart:domain table:cell-range-address="Лист1.A2:Лист1.A101"/>
            <chart:data-point chart:repeated="85"/>
            <chart:data-point chart:style-name="ch8"/>
            <chart:data-point chart:repeated="5"/>
            <chart:data-point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1333090699662">
                <text:p>20.1333090699662</text:p>
                <draw:g>
                  <svg:desc>Лист1.A2:Лист1.A101</svg:desc>
                </draw:g>
              </table:table-cell>
              <table:table-cell office:value-type="float" office:value="27.4811677473455">
                <text:p>27.4811677473455</text:p>
                <draw:g>
                  <svg:desc>Лист1.B2:Лист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934944723725">
                <text:p>10.2934944723725</text:p>
              </table:table-cell>
              <table:table-cell office:value-type="float" office:value="-9.42402122804054">
                <text:p>-9.42402122804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378052361964">
                <text:p>21.9378052361964</text:p>
              </table:table-cell>
              <table:table-cell office:value-type="float" office:value="24.4066980130973">
                <text:p>24.4066980130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2235073053454">
                <text:p>25.2235073053454</text:p>
              </table:table-cell>
              <table:table-cell office:value-type="float" office:value="24.1058962846172">
                <text:p>24.1058962846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138639391956">
                <text:p>11.4138639391956</text:p>
              </table:table-cell>
              <table:table-cell office:value-type="float" office:value="-10.1503354379038">
                <text:p>-10.1503354379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1811133076629">
                <text:p>10.1811133076629</text:p>
              </table:table-cell>
              <table:table-cell office:value-type="float" office:value="-11.2488881110659">
                <text:p>-11.2488881110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184117373423">
                <text:p>11.0184117373423</text:p>
              </table:table-cell>
              <table:table-cell office:value-type="float" office:value="-12.0077303290493">
                <text:p>-12.0077303290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69499847120519">
                <text:p>9.69499847120519</text:p>
              </table:table-cell>
              <table:table-cell office:value-type="float" office:value="-14.9757588124787">
                <text:p>-14.9757588124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7522216811449">
                <text:p>22.7522216811449</text:p>
              </table:table-cell>
              <table:table-cell office:value-type="float" office:value="26.2275195740822">
                <text:p>26.2275195740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458106487554">
                <text:p>21.2458106487554</text:p>
              </table:table-cell>
              <table:table-cell office:value-type="float" office:value="23.9575480365097">
                <text:p>23.9575480365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0393554492031">
                <text:p>22.0393554492031</text:p>
              </table:table-cell>
              <table:table-cell office:value-type="float" office:value="26.0399908258245">
                <text:p>26.0399908258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8926755135142">
                <text:p>11.8926755135142</text:p>
              </table:table-cell>
              <table:table-cell office:value-type="float" office:value="-15.6044128099154">
                <text:p>-15.6044128099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461357526817">
                <text:p>26.461357526817</text:p>
              </table:table-cell>
              <table:table-cell office:value-type="float" office:value="22.6335085430388">
                <text:p>22.6335085430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2239735878707">
                <text:p>7.32239735878707</text:p>
              </table:table-cell>
              <table:table-cell office:value-type="float" office:value="-15.5443346459657">
                <text:p>-15.5443346459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9033845458638">
                <text:p>24.9033845458638</text:p>
              </table:table-cell>
              <table:table-cell office:value-type="float" office:value="28.5928824718163">
                <text:p>28.5928824718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7030031860349">
                <text:p>9.97030031860349</text:p>
              </table:table-cell>
              <table:table-cell office:value-type="float" office:value="-16.1929644512413">
                <text:p>-16.1929644512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7303219190961">
                <text:p>6.97303219190961</text:p>
              </table:table-cell>
              <table:table-cell office:value-type="float" office:value="-10.6845801457848">
                <text:p>-10.6845801457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6456899470332">
                <text:p>27.6456899470332</text:p>
              </table:table-cell>
              <table:table-cell office:value-type="float" office:value="27.9805468555963">
                <text:p>27.9805468555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85049079014954">
                <text:p>8.85049079014954</text:p>
              </table:table-cell>
              <table:table-cell office:value-type="float" office:value="-8.7695100962815">
                <text:p>-8.7695100962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3148889108555">
                <text:p>22.3148889108555</text:p>
              </table:table-cell>
              <table:table-cell office:value-type="float" office:value="24.0043298879646">
                <text:p>24.0043298879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0870942398027">
                <text:p>25.0870942398027</text:p>
              </table:table-cell>
              <table:table-cell office:value-type="float" office:value="27.1962689024453">
                <text:p>27.1962689024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17025945158017">
                <text:p>8.17025945158017</text:p>
              </table:table-cell>
              <table:table-cell office:value-type="float" office:value="-15.7469791205614">
                <text:p>-15.7469791205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8101106298049">
                <text:p>24.8101106298049</text:p>
              </table:table-cell>
              <table:table-cell office:value-type="float" office:value="26.9589243885449">
                <text:p>26.9589243885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1207051973175">
                <text:p>23.1207051973175</text:p>
              </table:table-cell>
              <table:table-cell office:value-type="float" office:value="28.5044404428485">
                <text:p>28.50444044284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723273059505">
                <text:p>7.8723273059505</text:p>
              </table:table-cell>
              <table:table-cell office:value-type="float" office:value="-8.94188015016013">
                <text:p>-8.94188015016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1991137962279">
                <text:p>21.1991137962279</text:p>
              </table:table-cell>
              <table:table-cell office:value-type="float" office:value="25.7342113610391">
                <text:p>25.7342113610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8766021077954">
                <text:p>24.8766021077954</text:p>
              </table:table-cell>
              <table:table-cell office:value-type="float" office:value="23.5345653069374">
                <text:p>23.5345653069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7883434440838">
                <text:p>24.7883434440838</text:p>
              </table:table-cell>
              <table:table-cell office:value-type="float" office:value="22.0540915228774">
                <text:p>22.0540915228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8111790591314">
                <text:p>8.78111790591314</text:p>
              </table:table-cell>
              <table:table-cell office:value-type="float" office:value="-9.80397330743618">
                <text:p>-9.80397330743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156822539458">
                <text:p>10.5156822539458</text:p>
              </table:table-cell>
              <table:table-cell office:value-type="float" office:value="-11.8892320845618">
                <text:p>-11.8892320845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18606729614308">
                <text:p>7.18606729614308</text:p>
              </table:table-cell>
              <table:table-cell office:value-type="float" office:value="-15.5150599166117">
                <text:p>-15.5150599166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973186034812">
                <text:p>12.4973186034812</text:p>
              </table:table-cell>
              <table:table-cell office:value-type="float" office:value="-8.73223427108422">
                <text:p>-8.73223427108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4320948822115">
                <text:p>12.4320948822115</text:p>
              </table:table-cell>
              <table:table-cell office:value-type="float" office:value="-13.9704860629009">
                <text:p>-13.9704860629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6777894928725">
                <text:p>10.6777894928725</text:p>
              </table:table-cell>
              <table:table-cell office:value-type="float" office:value="-11.9235175227675">
                <text:p>-11.9235175227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6333058656423">
                <text:p>23.6333058656423</text:p>
              </table:table-cell>
              <table:table-cell office:value-type="float" office:value="24.5034611427032">
                <text:p>24.5034611427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5010135539485">
                <text:p>8.5010135539485</text:p>
              </table:table-cell>
              <table:table-cell office:value-type="float" office:value="-10.3745234058464">
                <text:p>-10.3745234058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8478832096905">
                <text:p>26.8478832096905</text:p>
              </table:table-cell>
              <table:table-cell office:value-type="float" office:value="24.8535567010183">
                <text:p>24.8535567010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6022370143471">
                <text:p>5.6022370143471</text:p>
              </table:table-cell>
              <table:table-cell office:value-type="float" office:value="-10.168936011479">
                <text:p>-10.168936011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2449751841466">
                <text:p>10.2449751841466</text:p>
              </table:table-cell>
              <table:table-cell office:value-type="float" office:value="-10.6099103122698">
                <text:p>-10.6099103122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6994951751397">
                <text:p>23.6994951751397</text:p>
              </table:table-cell>
              <table:table-cell office:value-type="float" office:value="20.9048897742156">
                <text:p>20.9048897742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294514109063">
                <text:p>24.294514109063</text:p>
              </table:table-cell>
              <table:table-cell office:value-type="float" office:value="25.9241460300318">
                <text:p>25.9241460300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30358248198355">
                <text:p>9.30358248198355</text:p>
              </table:table-cell>
              <table:table-cell office:value-type="float" office:value="-11.3154468887975">
                <text:p>-11.3154468887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4036749754746">
                <text:p>23.4036749754746</text:p>
              </table:table-cell>
              <table:table-cell office:value-type="float" office:value="28.634403250382">
                <text:p>28.634403250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8934744209153">
                <text:p>10.8934744209153</text:p>
              </table:table-cell>
              <table:table-cell office:value-type="float" office:value="-9.41413235222221">
                <text:p>-9.41413235222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371360981049">
                <text:p>12.371360981049</text:p>
              </table:table-cell>
              <table:table-cell office:value-type="float" office:value="-9.29543200553571">
                <text:p>-9.29543200553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2948699025564">
                <text:p>12.2948699025564</text:p>
              </table:table-cell>
              <table:table-cell office:value-type="float" office:value="-14.1155782081105">
                <text:p>-14.1155782081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66568656886252">
                <text:p>8.66568656886252</text:p>
              </table:table-cell>
              <table:table-cell office:value-type="float" office:value="-8.9095346512001">
                <text:p>-8.9095346512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116589786589">
                <text:p>23.9116589786589</text:p>
              </table:table-cell>
              <table:table-cell office:value-type="float" office:value="24.0623896452821">
                <text:p>24.0623896452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36505840725806">
                <text:p>6.36505840725806</text:p>
              </table:table-cell>
              <table:table-cell office:value-type="float" office:value="-9.55484001086263">
                <text:p>-9.55484001086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4677057817864">
                <text:p>24.4677057817864</text:p>
              </table:table-cell>
              <table:table-cell office:value-type="float" office:value="21.3350589844243">
                <text:p>21.3350589844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9156582097329">
                <text:p>10.9156582097329</text:p>
              </table:table-cell>
              <table:table-cell office:value-type="float" office:value="-12.1280709899518">
                <text:p>-12.12807098995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7677520086155">
                <text:p>24.7677520086155</text:p>
              </table:table-cell>
              <table:table-cell office:value-type="float" office:value="27.3602614675213">
                <text:p>27.36026146752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0533652701312">
                <text:p>12.0533652701312</text:p>
              </table:table-cell>
              <table:table-cell office:value-type="float" office:value="-12.45983869545">
                <text:p>-12.45983869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8563409527083">
                <text:p>12.8563409527083</text:p>
              </table:table-cell>
              <table:table-cell office:value-type="float" office:value="-11.2738048304801">
                <text:p>-11.2738048304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28646706287">
                <text:p>10.528646706287</text:p>
              </table:table-cell>
              <table:table-cell office:value-type="float" office:value="-10.4435366317266">
                <text:p>-10.4435366317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4466683689011">
                <text:p>10.4466683689011</text:p>
              </table:table-cell>
              <table:table-cell office:value-type="float" office:value="-13.0586941063444">
                <text:p>-13.0586941063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.5319672638867">
                <text:p>25.5319672638867</text:p>
              </table:table-cell>
              <table:table-cell office:value-type="float" office:value="27.2430325980255">
                <text:p>27.2430325980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.9216422835604">
                <text:p>27.9216422835604</text:p>
              </table:table-cell>
              <table:table-cell office:value-type="float" office:value="22.2952150889316">
                <text:p>22.2952150889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7814157006864">
                <text:p>24.7814157006864</text:p>
              </table:table-cell>
              <table:table-cell office:value-type="float" office:value="28.7029220653142">
                <text:p>28.7029220653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0598531312828">
                <text:p>11.0598531312828</text:p>
              </table:table-cell>
              <table:table-cell office:value-type="float" office:value="-15.413946025382">
                <text:p>-15.4139460253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7709123223323">
                <text:p>22.7709123223323</text:p>
              </table:table-cell>
              <table:table-cell office:value-type="float" office:value="26.5003077889171">
                <text:p>26.5003077889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0715166358602">
                <text:p>26.0715166358602</text:p>
              </table:table-cell>
              <table:table-cell office:value-type="float" office:value="20.9316591445035">
                <text:p>20.9316591445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54124845483476">
                <text:p>6.54124845483476</text:p>
              </table:table-cell>
              <table:table-cell office:value-type="float" office:value="-11.11456298786">
                <text:p>-11.114562987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92697399581281">
                <text:p>8.92697399581281</text:p>
              </table:table-cell>
              <table:table-cell office:value-type="float" office:value="-8.80277772309266">
                <text:p>-8.802777723092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5862027354205">
                <text:p>6.25862027354205</text:p>
              </table:table-cell>
              <table:table-cell office:value-type="float" office:value="-14.1805342431919">
                <text:p>-14.18053424319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286120396302">
                <text:p>23.286120396302</text:p>
              </table:table-cell>
              <table:table-cell office:value-type="float" office:value="21.1630398922171">
                <text:p>21.1630398922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3120329160547">
                <text:p>21.3120329160547</text:p>
              </table:table-cell>
              <table:table-cell office:value-type="float" office:value="28.5563057945062">
                <text:p>28.5563057945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7744853923559">
                <text:p>26.7744853923559</text:p>
              </table:table-cell>
              <table:table-cell office:value-type="float" office:value="26.0780474790987">
                <text:p>26.07804747909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2812746871263">
                <text:p>25.2812746871263</text:p>
              </table:table-cell>
              <table:table-cell office:value-type="float" office:value="22.4298794900649">
                <text:p>22.42987949006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222303631692">
                <text:p>22.7222303631692</text:p>
              </table:table-cell>
              <table:table-cell office:value-type="float" office:value="28.2084754373775">
                <text:p>28.2084754373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6536696433728">
                <text:p>21.6536696433728</text:p>
              </table:table-cell>
              <table:table-cell office:value-type="float" office:value="27.9974943422008">
                <text:p>27.9974943422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36439340766438">
                <text:p>9.36439340766438</text:p>
              </table:table-cell>
              <table:table-cell office:value-type="float" office:value="-13.3217893308436">
                <text:p>-13.3217893308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0956374458131">
                <text:p>5.60956374458131</text:p>
              </table:table-cell>
              <table:table-cell office:value-type="float" office:value="-14.5163140297196">
                <text:p>-14.5163140297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9358959735903">
                <text:p>6.79358959735903</text:p>
              </table:table-cell>
              <table:table-cell office:value-type="float" office:value="-11.1035290368107">
                <text:p>-11.1035290368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7178528500353">
                <text:p>25.7178528500353</text:p>
              </table:table-cell>
              <table:table-cell office:value-type="float" office:value="25.8632333927279">
                <text:p>25.86323339272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2748776192795">
                <text:p>10.2748776192795</text:p>
              </table:table-cell>
              <table:table-cell office:value-type="float" office:value="-13.7132076040482">
                <text:p>-13.7132076040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1158195121785">
                <text:p>26.1158195121785</text:p>
              </table:table-cell>
              <table:table-cell office:value-type="float" office:value="21.013468054223">
                <text:p>21.0134680542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.8478239012161">
                <text:p>26.8478239012161</text:p>
              </table:table-cell>
              <table:table-cell office:value-type="float" office:value="26.7029569294782">
                <text:p>26.70295692947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6935455109097">
                <text:p>22.6935455109097</text:p>
              </table:table-cell>
              <table:table-cell office:value-type="float" office:value="26.1866304341601">
                <text:p>26.1866304341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8970945642055">
                <text:p>27.8970945642055</text:p>
              </table:table-cell>
              <table:table-cell office:value-type="float" office:value="24.6853877123149">
                <text:p>24.6853877123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6761278585918">
                <text:p>6.36761278585918</text:p>
              </table:table-cell>
              <table:table-cell office:value-type="float" office:value="-15.3432319628432">
                <text:p>-15.34323196284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02059198402324">
                <text:p>9.02059198402324</text:p>
              </table:table-cell>
              <table:table-cell office:value-type="float" office:value="-16.7887352693897">
                <text:p>-16.78873526938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0103487755766">
                <text:p>4.80103487755766</text:p>
              </table:table-cell>
              <table:table-cell office:value-type="float" office:value="-14.9868073721677">
                <text:p>-14.9868073721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53507612843703">
                <text:p>6.53507612843703</text:p>
              </table:table-cell>
              <table:table-cell office:value-type="float" office:value="-8.07375726009805">
                <text:p>-8.07375726009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8082777854934">
                <text:p>23.8082777854934</text:p>
              </table:table-cell>
              <table:table-cell office:value-type="float" office:value="28.857479723967">
                <text:p>28.8574797239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0515781071425">
                <text:p>19.0515781071425</text:p>
              </table:table-cell>
              <table:table-cell office:value-type="float" office:value="22.8681766264803">
                <text:p>22.8681766264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902912126685">
                <text:p>19.902912126685</text:p>
              </table:table-cell>
              <table:table-cell office:value-type="float" office:value="24.6228367444021">
                <text:p>24.622836744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.6645533457009">
                <text:p>28.6645533457009</text:p>
              </table:table-cell>
              <table:table-cell office:value-type="float" office:value="23.1523997226292">
                <text:p>23.15239972262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8963949317078">
                <text:p>28.8963949317078</text:p>
              </table:table-cell>
              <table:table-cell office:value-type="float" office:value="26.0578188224396">
                <text:p>26.0578188224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1949489417345">
                <text:p>25.1949489417345</text:p>
              </table:table-cell>
              <table:table-cell office:value-type="float" office:value="20.0592977114541">
                <text:p>20.05929771145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2653485045116">
                <text:p>28.2653485045116</text:p>
              </table:table-cell>
              <table:table-cell office:value-type="float" office:value="25.0636437341445">
                <text:p>25.06364373414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3357082607573">
                <text:p>14.3357082607573</text:p>
              </table:table-cell>
              <table:table-cell office:value-type="float" office:value="-8.5705786928318">
                <text:p>-8.57057869283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5249987062195">
                <text:p>13.5249987062195</text:p>
              </table:table-cell>
              <table:table-cell office:value-type="float" office:value="-16.8301864002028">
                <text:p>-16.8301864002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3547630073068">
                <text:p>28.3547630073068</text:p>
              </table:table-cell>
              <table:table-cell office:value-type="float" office:value="25.0286504832167">
                <text:p>25.0286504832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0253651217068">
                <text:p>20.0253651217068</text:p>
              </table:table-cell>
              <table:table-cell office:value-type="float" office:value="25.3135799436963">
                <text:p>25.31357994369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3066403231715">
                <text:p>20.3066403231715</text:p>
              </table:table-cell>
              <table:table-cell office:value-type="float" office:value="22.5045563451615">
                <text:p>22.50455634516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214319469478">
                <text:p>4.6214319469478</text:p>
              </table:table-cell>
              <table:table-cell office:value-type="float" office:value="-7.85655433704204">
                <text:p>-7.85655433704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0167561872021">
                <text:p>28.0167561872021</text:p>
              </table:table-cell>
              <table:table-cell office:value-type="float" office:value="20.4717797353388">
                <text:p>20.47177973533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6451992578443">
                <text:p>27.6451992578443</text:p>
              </table:table-cell>
              <table:table-cell office:value-type="float" office:value="21.0963832804933">
                <text:p>21.0963832804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6189594087541">
                <text:p>13.6189594087541</text:p>
              </table:table-cell>
              <table:table-cell office:value-type="float" office:value="-15.705667785421">
                <text:p>-15.705667785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